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ea7a1" officeooo:paragraph-rsid="001ea7a1"/>
    </style:style>
    <style:style style:name="P2" style:family="paragraph" style:parent-style-name="Standard">
      <style:text-properties officeooo:rsid="001ea7a1" officeooo:paragraph-rsid="001c4ac2"/>
    </style:style>
    <style:style style:name="P3" style:family="paragraph" style:parent-style-name="Standard">
      <style:text-properties officeooo:rsid="001c4ac2" officeooo:paragraph-rsid="001c4ac2"/>
    </style:style>
    <style:style style:name="P4" style:family="paragraph" style:parent-style-name="Standard">
      <style:text-properties officeooo:rsid="001c4ac2" officeooo:paragraph-rsid="001ea7a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section text:style-name="Sect1" text:name="secShow">
        <text:p text:style-name="P1"><text:script script:language="JODScript">&lt;if test="showSection_secShow" element="section"/&gt;</text:script>Section to show</text:p>
      </text:section>
      <text:p text:style-name="P3"/>
      <text:section text:style-name="Sect1" text:name="secHide">
        <text:p text:style-name="P1"><text:script script:language="JODScript">&lt;if test="showSection_secHide" element="section"/&gt;</text:script>Section to hide</text:p>
      </text:section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2-28T23:28:51.154000000</dc:date>
    <meta:editing-duration>PT36M40S</meta:editing-duration>
    <meta:editing-cycles>10</meta:editing-cycles>
    <meta:document-statistic meta:table-count="0" meta:image-count="0" meta:object-count="0" meta:page-count="1" meta:paragraph-count="2" meta:word-count="6" meta:character-count="30" meta:non-whitespace-character-count="26"/>
  </office:meta>
</office:document-meta>
</file>